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bc9" officeooo:paragraph-rsid="000f3bc9"/>
    </style:style>
    <style:style style:name="P2" style:family="paragraph" style:parent-style-name="Standard">
      <style:paragraph-properties fo:text-align="start" style:justify-single-word="false"/>
      <style:text-properties officeooo:rsid="000f3bc9" officeooo:paragraph-rsid="000f3bc9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f16a" officeooo:paragraph-rsid="0010f16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f16a" officeooo:paragraph-rsid="0010f16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len 153L - Digital IC Design</text:p>
      <text:p text:style-name="P1"/>
      <text:p text:style-name="P1">Lab 1 – IV Characteristics</text:p>
      <text:p text:style-name="P1"/>
      <text:p text:style-name="P1"/>
      <text:p text:style-name="P1"/>
      <text:p text:style-name="P1">Evan Eberhardt</text:p>
      <text:p text:style-name="P1"/>
      <text:p text:style-name="P1">Lab W 2:15 <text:s text:c="2"/>6 Apr 1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bjective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0:46:29.586423609</meta:creation-date>
    <dc:date>2016-04-12T11:05:30.154747371</dc:date>
    <meta:editing-duration>PT2M20S</meta:editing-duration>
    <meta:editing-cycles>1</meta:editing-cycles>
    <meta:document-statistic meta:table-count="0" meta:image-count="0" meta:object-count="0" meta:page-count="2" meta:paragraph-count="5" meta:word-count="19" meta:character-count="99" meta:non-whitespace-character-count="82"/>
    <meta:generator>LibreOffice/4.2.8.2$Linux_X86_64 LibreOffice_project/420$Build-2</meta:generator>
  </office:meta>
</office:document-meta>
</file>